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0.356cm" svg:height="7.559cm" svg:x="5.44cm" svg:y="8.352cm" svg:viewBox="0 0 10357 7560" draw:points="114,1777 3780,1777 3780,0 6346,0 6346,1852 10357,1852 10357,7560 0,7560 0,1777">
          <text:p/>
        </draw:polygon>
        <draw:polygon draw:style-name="gr1" draw:text-style-name="P1" draw:layer="layout" svg:width="8.844cm" svg:height="8.92cm" svg:x="19.201cm" svg:y="7.106cm" svg:viewBox="0 0 8845 8921" draw:points="3440,8883 5027,8883 8845,8883 8845,0 0,0 0,4574 3364,4574 3364,8921">
          <text:p/>
        </draw:polygon>
        <draw:custom-shape draw:style-name="gr2" draw:text-style-name="P1" draw:layer="layout" svg:width="0.453cm" svg:height="0.453cm" svg:x="23.327cm" svg:y="6.8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54cm" svg:height="1.152cm" svg:x="20.513cm" svg:y="4.669cm">
          <text:p text:style-name="P1">Acceso a Internet</text:p>
          <draw:enhanced-geometry svg:viewBox="0 0 21600 21600" draw:glue-points="10800 0 0 10800 10800 21600 21600 10800 ?f40 ?f41" draw:text-areas="0 0 21600 21600" draw:type="rectangular-callout" draw:modifiers="11176.2334217507 42001.04076322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4" draw:text-style-name="P1" draw:layer="layout" svg:width="0.275cm" svg:height="0.275cm" svg:x="5.784cm" svg:y="10.4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7.545cm" svg:y="10.4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6.371cm" svg:y="10.4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6.959cm" svg:y="10.4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5.784cm" svg:y="10.9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7.545cm" svg:y="10.9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6.371cm" svg:y="10.9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6.959cm" svg:y="10.9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453cm" svg:height="0.453cm" svg:x="5.52cm" svg:y="4.668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4.092cm" svg:height="0.962cm" svg:x="6.137cm" svg:y="4.413cm">
            <draw:text-box>
              <text:p>Operaciones</text:p>
            </draw:text-box>
          </draw:frame>
        </draw:g>
        <draw:g>
          <draw:custom-shape draw:style-name="gr7" draw:text-style-name="P1" draw:layer="layout" svg:width="0.453cm" svg:height="0.453cm" svg:x="5.52cm" svg:y="6.047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3.317cm" svg:height="0.962cm" svg:x="6.137cm" svg:y="5.792cm">
            <draw:text-box>
              <text:p>Ingeniería</text:p>
            </draw:text-box>
          </draw:frame>
        </draw:g>
        <draw:g>
          <draw:custom-shape draw:style-name="gr4" draw:text-style-name="P1" draw:layer="layout" svg:width="0.453cm" svg:height="0.453cm" svg:x="5.52cm" svg:y="5.358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5.32cm" svg:height="0.962cm" svg:x="6.137cm" svg:y="5.103cm">
            <draw:text-box>
              <text:p>Comercialización</text:p>
            </draw:text-box>
          </draw:frame>
        </draw:g>
        <draw:measure draw:style-name="gr8" draw:text-style-name="P1" draw:layer="layout" svg:x1="16.897cm" svg:y1="7.085cm" svg:x2="16.87cm" svg:y2="15.902cm">
          <text:p text:style-name="P1">100m</text:p>
        </draw:measure>
        <draw:g>
          <draw:custom-shape draw:style-name="gr4" draw:text-style-name="P1" draw:layer="layout" svg:width="0.275cm" svg:height="0.275cm" svg:x="5.783cm" svg:y="11.58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7.544cm" svg:y="11.58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6.37cm" svg:y="11.58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6.958cm" svg:y="11.58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5.783cm" svg:y="12.0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7.544cm" svg:y="12.0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6.37cm" svg:y="12.0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6.958cm" svg:y="12.0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275cm" svg:height="0.275cm" svg:x="5.782cm" svg:y="13.68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7.543cm" svg:y="13.68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6.369cm" svg:y="13.68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6.957cm" svg:y="13.68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5.782cm" svg:y="14.1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7.543cm" svg:y="14.1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6.369cm" svg:y="14.1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6.957cm" svg:y="14.111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0.275cm" svg:height="0.275cm" svg:x="7.881cm" svg:y="14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75cm" svg:height="0.275cm" svg:x="9.642cm" svg:y="14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75cm" svg:height="0.275cm" svg:x="8.468cm" svg:y="14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75cm" svg:height="0.275cm" svg:x="7.881cm" svg:y="15.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75cm" svg:height="0.275cm" svg:x="9.642cm" svg:y="15.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75cm" svg:height="0.275cm" svg:x="8.468cm" svg:y="15.31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0.275cm" svg:height="0.275cm" svg:x="13.455cm" svg:y="10.4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5.216cm" svg:y="10.4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4.042cm" svg:y="10.4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4.63cm" svg:y="10.47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3.455cm" svg:y="10.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5.216cm" svg:y="10.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4.042cm" svg:y="10.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4.63cm" svg:y="10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275cm" svg:height="0.275cm" svg:x="11.761cm" svg:y="11.5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3.522cm" svg:y="11.5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2.936cm" svg:y="11.5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1.761cm" svg:y="11.98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3.522cm" svg:y="11.98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2.936cm" svg:y="11.9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275cm" svg:height="0.275cm" svg:x="13.455cm" svg:y="14.8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15.216cm" svg:y="14.89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4.042cm" svg:y="14.8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14.63cm" svg:y="14.8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13.455cm" svg:y="15.31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15.216cm" svg:y="15.31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4.042cm" svg:y="15.31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14.63cm" svg:y="15.31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275cm" svg:height="0.275cm" svg:x="11.735cm" svg:y="13.70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13.496cm" svg:y="13.70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12.322cm" svg:y="13.70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12.91cm" svg:y="13.70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11.735cm" svg:y="14.1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13.496cm" svg:y="14.1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12.322cm" svg:y="14.1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12.91cm" svg:y="14.1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275cm" svg:height="0.275cm" svg:x="25.52cm" svg:y="11.71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26.107cm" svg:y="11.71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25.52cm" svg:y="12.1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75cm" svg:height="0.275cm" svg:x="26.107cm" svg:y="12.1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275cm" svg:height="0.275cm" svg:x="20.085cm" svg:y="7.43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9.499cm" svg:y="7.43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20.085cm" svg:y="7.85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9.499cm" svg:y="7.85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20.085cm" svg:y="7.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9.499cm" svg:y="7.4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20.085cm" svg:y="7.85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9.499cm" svg:y="7.8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275cm" svg:height="0.275cm" svg:x="20.085cm" svg:y="8.33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9.499cm" svg:y="8.33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20.085cm" svg:y="8.75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9.499cm" svg:y="8.75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20.085cm" svg:y="8.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9.499cm" svg:y="8.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20.085cm" svg:y="8.75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19.499cm" svg:y="8.7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0.275cm" svg:height="0.275cm" svg:x="21.185cm" svg:y="8.33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20.599cm" svg:y="8.33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21.185cm" svg:y="8.75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20.599cm" svg:y="8.75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21.185cm" svg:y="8.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20.599cm" svg:y="8.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21.185cm" svg:y="8.75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75cm" svg:height="0.275cm" svg:x="20.599cm" svg:y="8.75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0.275cm" svg:height="0.275cm" svg:x="25.58cm" svg:y="7.4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75cm" svg:height="0.275cm" svg:x="27.341cm" svg:y="7.4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75cm" svg:height="0.275cm" svg:x="26.167cm" svg:y="7.4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75cm" svg:height="0.275cm" svg:x="25.58cm" svg:y="7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75cm" svg:height="0.275cm" svg:x="27.341cm" svg:y="7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75cm" svg:height="0.275cm" svg:x="26.167cm" svg:y="7.909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275cm" svg:height="0.275cm" svg:x="25.554cm" svg:y="9.5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27.315cm" svg:y="9.5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26.141cm" svg:y="9.5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26.729cm" svg:y="9.5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25.554cm" svg:y="10.0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27.315cm" svg:y="10.0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26.141cm" svg:y="10.01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26.729cm" svg:y="10.01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0.275cm" svg:height="0.275cm" svg:x="23.834cm" svg:y="8.40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25.595cm" svg:y="8.40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24.421cm" svg:y="8.40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25.009cm" svg:y="8.40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23.834cm" svg:y="8.82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25.595cm" svg:y="8.82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24.421cm" svg:y="8.82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275cm" svg:height="0.275cm" svg:x="25.009cm" svg:y="8.82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" draw:text-style-name="P1" draw:layer="layout" svg:width="0.275cm" svg:height="0.275cm" draw:transform="rotate (1.5707963267949) translate (22.893cm 13.761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0.275cm" svg:height="0.275cm" draw:transform="rotate (1.5707963267949) translate (22.893cm 12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0.275cm" svg:height="0.275cm" draw:transform="rotate (1.5707963267949) translate (22.893cm 13.174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0.275cm" svg:height="0.275cm" draw:transform="rotate (1.5707963267949) translate (22.893cm 12.586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0.275cm" svg:height="0.275cm" draw:transform="rotate (1.5707963267949) translate (23.318cm 13.761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0.275cm" svg:height="0.275cm" draw:transform="rotate (1.5707963267949) translate (23.318cm 12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0.275cm" svg:height="0.275cm" draw:transform="rotate (1.5707963267949) translate (23.318cm 13.174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0.275cm" svg:height="0.275cm" draw:transform="rotate (1.5707963267949) translate (23.318cm 12.586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" draw:layer="layout" svg:width="0.275cm" svg:height="0.275cm" draw:transform="rotate (1.5707963267949) translate (23.977cm 15.455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0.275cm" svg:height="0.275cm" draw:transform="rotate (1.5707963267949) translate (23.977cm 13.794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0.275cm" svg:height="0.275cm" draw:transform="rotate (1.5707963267949) translate (23.977cm 14.2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0.275cm" svg:height="0.275cm" draw:transform="rotate (1.5707963267949) translate (24.402cm 15.455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0.275cm" svg:height="0.275cm" draw:transform="rotate (1.5707963267949) translate (24.402cm 13.794cm)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0.275cm" svg:height="0.275cm" draw:transform="rotate (1.5707963267949) translate (24.402cm 14.2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4" draw:text-style-name="P1" draw:layer="layout" svg:width="0.275cm" svg:height="0.275cm" svg:x="26.737cm" svg:y="13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75cm" svg:height="0.275cm" svg:x="27.324cm" svg:y="13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75cm" svg:height="0.275cm" svg:x="26.737cm" svg:y="13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275cm" svg:height="0.275cm" svg:x="27.324cm" svg:y="13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09-05T12:27:57.968701000</meta:creation-date>
    <dc:date>2014-09-05T13:57:06.516226164</dc:date>
    <dc:creator>Eduardo Grosclaude</dc:creator>
    <meta:editing-duration>PT25M20S</meta:editing-duration>
    <meta:editing-cycles>6</meta:editing-cycles>
    <meta:generator>LibreOffice/4.2.5.2$Linux_x86 LibreOffice_project/61cb170a04bb1f12e77c884eab9192be736ec5f5</meta:generator>
    <meta:document-statistic meta:object-count="159"/>
  </office:meta>
</office:document-meta>
</file>